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9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Excel_5f_BuiltIn_5f_Comma"/>
          <table:table-cell table:number-columns-repeated="1018"/>
        </table:table-row>
        <table:table-row table:style-name="ro2">
          <table:table-cell office:value-type="string" calcext:value-type="string">
            <text:p>Parameter A</text:p>
          </table:table-cell>
          <table:table-cell table:style-name="ce5" office:value-type="float" office:value="2000" calcext:value-type="float">
            <office:annotation draw:style-name="gr1" draw:text-style-name="P1" svg:width="2.899cm" svg:height="0.991cm" svg:x="7.382cm" svg:y="0cm" draw:caption-point-x="-0.61cm" draw:caption-point-y="0.863cm">
              <dc:date>2014-07-07T00:00:00</dc:date>
              <text:p text:style-name="P1">Je suis ici pour vous aider.</text:p>
            </office:annotation>
            <text:p>2000</text:p>
          </table:table-cell>
          <table:table-cell table:number-columns-repeated="1018"/>
        </table:table-row>
        <table:table-row table:style-name="ro1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1"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number-columns-repeated="1018"/>
        </table:table-row>
        <table:table-row table:style-name="ro1">
          <table:table-cell table:style-name="ce2" office:value-type="string" calcext:value-type="string">
            <text:p>Formula : A + B</text:p>
          </table:table-cell>
          <table:table-cell table:style-name="ce7" table:formula="of:=[.B3]+[.B7]" office:value-type="float" office:value="2022" calcext:value-type="float">
            <text:p>2022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splay</text:p>
          </table:table-cell>
          <table:table-cell table:style-name="ce9" office:value-type="string" calcext:value-type="string">
            <text:p>Valu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ption 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ption 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Option 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 style:data-style-name="N2" text:time-value="0000-00-00T15:34:00.9265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4-07-07T15:34:17.426205000</dc:date>
    <meta:generator>LibreOffice/4.1.6.2$MacOSX_x86 LibreOffice_project/40ff705089295be5be0aae9b15123f687c05b0a</meta:generator>
    <meta:editing-duration>PT2H51M52S</meta:editing-duration>
    <meta:editing-cycles>30</meta:editing-cycles>
    <meta:document-statistic meta:table-count="1" meta:cell-count="19" meta:object-count="0"/>
  </office:meta>
</office:document-meta>
</file>